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ato" officeooo:rsid="00135c28" officeooo:paragraph-rsid="00135c28"/>
    </style:style>
    <style:style style:name="P2" style:family="paragraph" style:parent-style-name="Standard">
      <style:text-properties style:font-name="Lato" officeooo:rsid="001f9b16" officeooo:paragraph-rsid="001f9b16"/>
    </style:style>
    <style:style style:name="P3" style:family="paragraph" style:parent-style-name="Standard">
      <style:paragraph-properties fo:text-align="justify" style:justify-single-word="false"/>
      <style:text-properties style:font-name="Lato" officeooo:rsid="001f9b16" officeooo:paragraph-rsid="001f9b16"/>
    </style:style>
    <style:style style:name="P4" style:family="paragraph" style:parent-style-name="Standard">
      <style:paragraph-properties fo:text-align="justify" style:justify-single-word="false"/>
      <style:text-properties style:font-name="Lato" officeooo:paragraph-rsid="00215f76"/>
    </style:style>
    <style:style style:name="P5" style:family="paragraph" style:parent-style-name="Standard">
      <style:paragraph-properties fo:text-align="justify" style:justify-single-word="false"/>
      <style:text-properties style:font-name="Lato" officeooo:paragraph-rsid="0022d39b"/>
    </style:style>
    <style:style style:name="P6" style:family="paragraph" style:parent-style-name="Standard">
      <style:paragraph-properties fo:text-align="justify" style:justify-single-word="false"/>
      <style:text-properties style:font-name="Lato" officeooo:rsid="00215f76" officeooo:paragraph-rsid="00215f76"/>
    </style:style>
    <style:style style:name="P7" style:family="paragraph" style:parent-style-name="Standard">
      <style:paragraph-properties fo:break-before="page"/>
      <style:text-properties style:font-name="Lato" officeooo:rsid="001e779e" officeooo:paragraph-rsid="001e779e"/>
    </style:style>
    <style:style style:name="P8" style:family="paragraph" style:parent-style-name="Standard" style:list-style-name="L1">
      <style:text-properties style:font-name="Lato" officeooo:rsid="00135c28" officeooo:paragraph-rsid="00135c28"/>
    </style:style>
    <style:style style:name="P9" style:family="paragraph" style:parent-style-name="Standard" style:list-style-name="L3">
      <style:text-properties style:font-name="Lato" officeooo:rsid="00135c28" officeooo:paragraph-rsid="00135c28"/>
    </style:style>
    <style:style style:name="P10" style:family="paragraph" style:parent-style-name="Standard" style:list-style-name="L4">
      <style:text-properties style:font-name="Lato" officeooo:rsid="00135c28" officeooo:paragraph-rsid="00135c28"/>
    </style:style>
    <style:style style:name="P11" style:family="paragraph" style:parent-style-name="Standard" style:list-style-name="L1">
      <style:text-properties style:font-name="Lato" fo:font-weight="normal" officeooo:rsid="00156666" officeooo:paragraph-rsid="00156666" style:font-weight-asian="normal" style:font-weight-complex="normal"/>
    </style:style>
    <style:style style:name="P12" style:family="paragraph" style:parent-style-name="Standard" style:list-style-name="L2">
      <style:text-properties style:font-name="Lato" officeooo:rsid="0014b5db" officeooo:paragraph-rsid="0014b5db"/>
    </style:style>
    <style:style style:name="P13" style:family="paragraph" style:parent-style-name="Standard" style:list-style-name="L2">
      <style:text-properties style:font-name="Lato" officeooo:rsid="00156666" officeooo:paragraph-rsid="00156666"/>
    </style:style>
    <style:style style:name="P14" style:family="paragraph" style:parent-style-name="Standard" style:list-style-name="L3">
      <style:text-properties style:font-name="Lato" officeooo:rsid="00156666" officeooo:paragraph-rsid="0014b5db"/>
    </style:style>
    <style:style style:name="P15" style:family="paragraph" style:parent-style-name="Standard" style:list-style-name="L3">
      <style:text-properties style:font-name="Lato" officeooo:rsid="00156666" officeooo:paragraph-rsid="00156666"/>
    </style:style>
    <style:style style:name="P16" style:family="paragraph" style:parent-style-name="Standard" style:list-style-name="L4">
      <style:text-properties style:font-name="Lato" officeooo:paragraph-rsid="001bb49a"/>
    </style:style>
    <style:style style:name="P17" style:family="paragraph" style:parent-style-name="Standard" style:list-style-name="L4">
      <style:text-properties style:font-name="Lato" officeooo:rsid="001bb49a" officeooo:paragraph-rsid="001bb49a"/>
    </style:style>
    <style:style style:name="P18" style:family="paragraph" style:parent-style-name="Standard" style:list-style-name="L4">
      <style:text-properties style:font-name="Lato" officeooo:rsid="0017256f" officeooo:paragraph-rsid="0017256f"/>
    </style:style>
    <style:style style:name="P19" style:family="paragraph" style:parent-style-name="Standard" style:list-style-name="L4">
      <style:text-properties style:font-name="Lato" officeooo:rsid="001f6f7b" officeooo:paragraph-rsid="001f6f7b"/>
    </style:style>
    <style:style style:name="P20" style:family="paragraph" style:parent-style-name="Standard" style:list-style-name="L4">
      <style:text-properties style:font-name="Lato" officeooo:rsid="001af42e" officeooo:paragraph-rsid="001af42e"/>
    </style:style>
    <style:style style:name="P21" style:family="paragraph" style:parent-style-name="Standard" style:list-style-name="L4">
      <style:text-properties style:font-name="Lato" officeooo:rsid="001e779e" officeooo:paragraph-rsid="001e779e"/>
    </style:style>
    <style:style style:name="T1" style:family="text">
      <style:text-properties officeooo:rsid="00135c28"/>
    </style:style>
    <style:style style:name="T2" style:family="text">
      <style:text-properties officeooo:rsid="00156666"/>
    </style:style>
    <style:style style:name="T3" style:family="text">
      <style:text-properties officeooo:rsid="0017256f"/>
    </style:style>
    <style:style style:name="T4" style:family="text">
      <style:text-properties officeooo:rsid="0018b47f"/>
    </style:style>
    <style:style style:name="T5" style:family="text">
      <style:text-properties officeooo:rsid="001af42e"/>
    </style:style>
    <style:style style:name="T6" style:family="text">
      <style:text-properties officeooo:rsid="001bb49a"/>
    </style:style>
    <style:style style:name="T7" style:family="text">
      <style:text-properties officeooo:rsid="001daa09"/>
    </style:style>
    <style:style style:name="T8" style:family="text">
      <style:text-properties officeooo:rsid="001f06f6"/>
    </style:style>
    <style:style style:name="T9" style:family="text">
      <style:text-properties officeooo:rsid="001f9b16"/>
    </style:style>
    <style:style style:name="T10" style:family="text">
      <style:text-properties officeooo:rsid="00215f76"/>
    </style:style>
    <style:style style:name="T11" style:family="text">
      <style:text-properties officeooo:rsid="0022d39b"/>
    </style:style>
    <style:style style:name="T12" style:family="text">
      <style:text-properties officeooo:rsid="0026c3e4"/>
    </style:style>
    <style:style style:name="T13" style:family="text">
      <style:text-properties officeooo:rsid="00285af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re </text:p>
      <text:list xml:id="list3627886701" text:style-name="L1">
        <text:list-item>
          <text:p text:style-name="P8">England (+Scotland ? Wales ?)</text:p>
        </text:list-item>
        <text:list-item>
          <text:p text:style-name="P11">Birmingham</text:p>
        </text:list-item>
      </text:list>
      <text:p text:style-name="P1"/>
      <text:p text:style-name="P1">When </text:p>
      <text:list xml:id="list2914792685" text:style-name="L2">
        <text:list-item>
          <text:p text:style-name="P12">Somewhere during the pandemic<text:span text:style-name="T2"> </text:span></text:p>
        </text:list-item>
        <text:list-item>
          <text:p text:style-name="P13">recently</text:p>
        </text:list-item>
      </text:list>
      <text:p text:style-name="P1"/>
      <text:p text:style-name="P1">Who</text:p>
      <text:list xml:id="list148154026" text:style-name="L3">
        <text:list-item>
          <text:p text:style-name="P9">At least 5 speakers ? </text:p>
        </text:list-item>
        <text:list-item>
          <text:p text:style-name="P9">A lot of different interviewed speakers</text:p>
        </text:list-item>
        <text:list-item>
          <text:p text:style-name="P14">News host/ News reporter</text:p>
        </text:list-item>
        <text:list-item>
          <text:p text:style-name="P15">Journalist ? Vicky Young</text:p>
        </text:list-item>
        <text:list-item>
          <text:p text:style-name="P15">Nurses</text:p>
        </text:list-item>
        <text:list-item>
          <text:p text:style-name="P15">Leader of the labour party</text:p>
        </text:list-item>
        <text:list-item>
          <text:p text:style-name="P15">Birmingham pedestrians</text:p>
        </text:list-item>
        <text:list-item>
          <text:p text:style-name="P15">Health minister</text:p>
        </text:list-item>
      </text:list>
      <text:p text:style-name="P1"/>
      <text:p text:style-name="P1"/>
      <text:p text:style-name="P1">What</text:p>
      <text:list xml:id="list1980524390" text:style-name="L4">
        <text:list-item>
          <text:p text:style-name="P10">News report<text:span text:style-name="T9">journal</text:span></text:p>
        </text:list-item>
        <text:list-item>
          <text:p text:style-name="P16"><text:span text:style-name="T1">Payrise (1%) for healthcare workers</text:span><text:span text:style-name="T3"> </text:span><text:span text:style-name="T12">-- (NHS = National Health Service)</text:span></text:p>
          <text:list>
            <text:list-item>
              <text:p text:style-name="P16"><text:span text:style-name="T3">compared </text:span><text:span text:style-name="T6">to </text:span><text:span text:style-name="T3">500£ </text:span><text:span text:style-name="T6">bonus</text:span><text:span text:style-name="T3"> in Wales</text:span></text:p>
            </text:list-item>
            <text:list-item>
              <text:p text:style-name="P17">Scotland : 1% inc. since december</text:p>
            </text:list-item>
            <text:list-item>
              <text:p text:style-name="P18">Nurs<text:span text:style-name="T5">es</text:span> deserves a fair reward</text:p>
              <text:list>
                <text:list-item>
                  <text:p text:style-name="P18">30k£<text:span text:style-name="T4"> (/year ?) --- ~25k£ when starting?</text:span></text:p>
                  <text:list>
                    <text:list-item>
                      <text:p text:style-name="P19">Gvt says, in the last 3 years, there's been a 12% inc. for new nurses</text:p>
                    </text:list-item>
                  </text:list>
                </text:list-item>
                <text:list-item>
                  <text:p text:style-name="P20">Demoralised, fed up, exhausted, angry<text:span text:style-name="T8"> -&gt; 1/3 of the staff wants to quit</text:span></text:p>
                </text:list-item>
                <text:list-item>
                  <text:p text:style-name="P20">worried (about their patients)</text:p>
                  <text:list>
                    <text:list-item>
                      <text:p text:style-name="P18">Waiting lists are incredibly high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8">Other<text:span text:style-name="T6"> frontline</text:span> sectors have their pay checks frozen (firefighters, military, <text:span text:style-name="T6">teachers, police</text:span>...)</text:p>
          <text:list>
            <text:list-item>
              <text:p text:style-name="P16"><text:span text:style-name="T7">ever </text:span><text:span text:style-name="T6">1million </text:span><text:span text:style-name="T7">employees</text:span></text:p>
            </text:list-item>
          </text:list>
        </text:list-item>
        <text:list-item>
          <text:p text:style-name="P21">Justified by the government by saying it's all they can afford considering the current economic state</text:p>
        </text:list-item>
      </text:list>
      <text:p text:style-name="P7"/>
      <text:p text:style-name="P2">Summary :</text:p>
      <text:p text:style-name="P2"/>
      <text:p text:style-name="P3">This document is a news report from England in which the journalist, Vicky Young, explains the problems raised by the government announcing a 1% payrise for healthcare workers<text:span text:style-name="T10"> during the pandemic</text:span>.</text:p>
      <text:p text:style-name="P3"/>
      <text:p text:style-name="P4"><text:span text:style-name="T10">First off, NHS employees are mainly not satisfied of this increase, saying it isn't enough, to which the government answered by saying it's all they can afford at the moment</text:span><text:span text:style-name="T11"> -- even though Scotland has had this 1% increase since december and wales has given a 500£ bonus to their healthcare workers --</text:span><text:span text:style-name="T10">, and affirming that new nurses' income has already risen by 12% in the last 3 years. The interviewed nurses are demoralised, exhausted, angry and fed up to the point where a third of the staff wants to quit. Though some of them are also worried about their patients since waiting lists in hospitals are getting longer and longer by the day. </text:span></text:p>
      <text:p text:style-name="P4"/>
      <text:p text:style-name="P6">Other frontline sectors, in the other hand, will still have their paychecks frozen. This concerns over a million people from firefighters or police, all the way to teachers.</text:p>
      <text:p text:style-name="P3"/>
      <text:p text:style-name="P5"><text:span text:style-name="T11">The public opinion, from people interviewed in Birmingham's streets, is quite divise</text:span><text:span text:style-name="T13">d</text:span><text:span text:style-name="T11">, </text:span><text:span text:style-name="T13">even if </text:span><text:span text:style-name="T11">views are generally in favour of the NHS payrise, saying it's better than nothing. 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ato" svg:font-family="Lato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8T09:14:44.584218910</meta:creation-date>
    <dc:date>2022-01-28T10:21:19.356955457</dc:date>
    <meta:editing-duration>PT1H6M26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2" meta:paragraph-count="34" meta:word-count="378" meta:character-count="2142" meta:non-whitespace-character-count="1818"/>
  </office:meta>
</office:document-meta>
</file>